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arial" svg:font-family="arial, sans-serif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fo:font-weight="bold" officeooo:paragraph-rsid="0089fb62" style:font-size-asian="10pt" style:font-weight-asian="bold" style:font-size-complex="10pt" style:font-weight-complex="bold"/>
    </style:style>
    <style:style style:name="P6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9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1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2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3" style:family="paragraph" style:parent-style-name="Default">
      <style:text-properties officeooo:paragraph-rsid="004884d4"/>
    </style:style>
    <style:style style:name="P14" style:family="paragraph" style:parent-style-name="Default">
      <style:text-properties officeooo:paragraph-rsid="004f0113"/>
    </style:style>
    <style:style style:name="P15" style:family="paragraph" style:parent-style-name="Default">
      <style:text-properties officeooo:paragraph-rsid="0053be12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0" style:family="paragraph" style:parent-style-name="Standard">
      <style:text-properties officeooo:paragraph-rsid="00008ce8"/>
    </style:style>
    <style:style style:name="P21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2" style:family="paragraph" style:parent-style-name="Standard">
      <style:paragraph-properties fo:text-align="start" style:justify-single-word="false" fo:orphans="2" fo:widows="2"/>
      <style:text-properties officeooo:paragraph-rsid="009637c7"/>
    </style:style>
    <style:style style:name="P23" style:family="paragraph" style:parent-style-name="Standard">
      <style:text-properties officeooo:paragraph-rsid="004b69b0"/>
    </style:style>
    <style:style style:name="P24" style:family="paragraph" style:parent-style-name="Standard">
      <style:text-properties officeooo:paragraph-rsid="004cf175"/>
    </style:style>
    <style:style style:name="P25" style:family="paragraph" style:parent-style-name="Standard">
      <style:text-properties officeooo:paragraph-rsid="004e163c"/>
    </style:style>
    <style:style style:name="P2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7" style:family="paragraph" style:parent-style-name="Standard">
      <style:paragraph-properties style:text-autospace="none"/>
      <style:text-properties officeooo:paragraph-rsid="00715109" style:font-size-complex="9pt"/>
    </style:style>
    <style:style style:name="P28" style:family="paragraph" style:parent-style-name="Standard">
      <style:paragraph-properties style:text-autospace="none"/>
      <style:text-properties officeooo:rsid="008eb99e" officeooo:paragraph-rsid="00715109" style:font-size-complex="9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89fb62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30" style:family="paragraph" style:parent-style-name="Standard">
      <style:paragraph-properties fo:text-align="start" style:justify-single-word="false" fo:orphans="2" fo:widows="2"/>
      <style:text-properties fo:font-size="10pt" officeooo:rsid="0021ece2" officeooo:paragraph-rsid="002d9a4b" style:font-size-asian="10pt" style:font-size-complex="10pt"/>
    </style:style>
    <style:style style:name="P31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32" style:family="paragraph" style:parent-style-name="Standard">
      <style:paragraph-properties fo:text-align="start" style:justify-single-word="false" fo:orphans="2" fo:widows="2"/>
      <style:text-properties fo:font-size="10pt" officeooo:rsid="00980a0f" officeooo:paragraph-rsid="00980a0f" style:font-size-asian="10pt" style:font-size-complex="10pt"/>
    </style:style>
    <style:style style:name="P33" style:family="paragraph" style:parent-style-name="Standard">
      <style:paragraph-properties fo:text-align="start" style:justify-single-word="false" fo:orphans="2" fo:widows="2"/>
      <style:text-properties fo:font-size="10pt" officeooo:rsid="00984d22" officeooo:paragraph-rsid="00984d22" style:font-size-asian="10pt" style:font-size-complex="10pt"/>
    </style:style>
    <style:style style:name="P34" style:family="paragraph" style:parent-style-name="Standard">
      <style:paragraph-properties fo:text-align="start" style:justify-single-word="false" fo:orphans="2" fo:widows="2"/>
      <style:text-properties fo:font-size="10pt" officeooo:rsid="009a1306" officeooo:paragraph-rsid="009a1306" style:font-size-asian="10pt" style:font-size-complex="10pt"/>
    </style:style>
    <style:style style:name="P35" style:family="paragraph" style:parent-style-name="Standard">
      <style:paragraph-properties fo:text-align="start" style:justify-single-word="false" fo:orphans="2" fo:widows="2"/>
      <style:text-properties fo:font-size="10pt" officeooo:rsid="009ac361" officeooo:paragraph-rsid="009ac361" style:font-size-asian="10pt" style:font-size-complex="10pt"/>
    </style:style>
    <style:style style:name="P36" style:family="paragraph" style:parent-style-name="Standard">
      <style:paragraph-properties fo:text-align="start" style:justify-single-word="false" fo:orphans="2" fo:widows="2"/>
      <style:text-properties officeooo:paragraph-rsid="009637c7"/>
    </style:style>
    <style:style style:name="P37" style:family="paragraph" style:parent-style-name="Standard" style:master-page-name="Standard">
      <style:paragraph-properties style:page-number="auto"/>
      <style:text-properties officeooo:paragraph-rsid="00008ce8"/>
    </style:style>
    <style:style style:name="P38" style:family="paragraph" style:parent-style-name="Default">
      <style:text-properties fo:font-size="10pt" fo:font-weight="bold" officeooo:rsid="00a01a16" officeooo:paragraph-rsid="00a01a16" style:font-size-asian="10pt" style:font-weight-asian="bold" style:font-size-complex="10pt" style:font-weight-complex="bold"/>
    </style:style>
    <style:style style:name="P39" style:family="paragraph" style:parent-style-name="Default">
      <style:text-properties fo:font-size="10pt" fo:font-weight="bold" officeooo:paragraph-rsid="00a46771" style:font-size-asian="10pt" style:font-weight-asian="bold" style:font-size-complex="10pt" style:font-weight-complex="bold"/>
    </style:style>
    <style:style style:name="P40" style:family="paragraph" style:parent-style-name="Default">
      <style:text-properties officeooo:paragraph-rsid="009e62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officeooo:rsid="00060a2a" style:font-name-asian="Times New Roman"/>
    </style:style>
    <style:style style:name="T6" style:family="text">
      <style:text-properties officeooo:rsid="000ed0a9" style:font-name-asian="Times New Roman"/>
    </style:style>
    <style:style style:name="T7" style:family="text">
      <style:text-properties officeooo:rsid="009a1306" style:font-name-asian="Times New Roman"/>
    </style:style>
    <style:style style:name="T8" style:family="text">
      <style:text-properties officeooo:rsid="00105258" style:font-name-asian="Times New Roman"/>
    </style:style>
    <style:style style:name="T9" style:family="text">
      <style:text-properties fo:language="en" fo:country="US" officeooo:rsid="0012d358" style:language-asian="zh" style:country-asian="CN"/>
    </style:style>
    <style:style style:name="T10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11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12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3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4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21ece2" style:font-size-asian="10pt" style:font-size-complex="10pt"/>
    </style:style>
    <style:style style:name="T18" style:family="text">
      <style:text-properties fo:font-size="10pt" officeooo:rsid="0093361d" style:font-size-asian="10pt" style:font-size-complex="10pt"/>
    </style:style>
    <style:style style:name="T19" style:family="text">
      <style:text-properties fo:font-size="10pt" officeooo:rsid="0094d383" style:font-size-asian="10pt" style:font-size-complex="10pt"/>
    </style:style>
    <style:style style:name="T20" style:family="text">
      <style:text-properties fo:font-size="10pt" officeooo:rsid="009637c7" style:font-size-asian="10pt" style:font-size-complex="10pt"/>
    </style:style>
    <style:style style:name="T21" style:family="text">
      <style:text-properties fo:font-size="10pt" officeooo:rsid="0096e9a2" style:font-size-asian="10pt" style:font-size-complex="10pt"/>
    </style:style>
    <style:style style:name="T22" style:family="text">
      <style:text-properties fo:font-size="10pt" officeooo:rsid="00980a0f" style:font-size-asian="10pt" style:font-size-complex="10pt"/>
    </style:style>
    <style:style style:name="T23" style:family="text">
      <style:text-properties fo:font-size="10pt" officeooo:rsid="009a1306" style:font-size-asian="10pt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851fef" style:font-size-asian="10pt" style:font-weight-asian="normal" style:font-size-complex="10pt" style:font-weight-complex="normal"/>
    </style:style>
    <style:style style:name="T28" style:family="text">
      <style:text-properties fo:font-size="10pt" style:font-name-asian="Times New Roman" style:font-size-asian="10pt" style:font-size-complex="10pt"/>
    </style:style>
    <style:style style:name="T29" style:family="text">
      <style:text-properties fo:font-size="10pt" officeooo:rsid="00060a2a" style:font-name-asian="Times New Roman" style:font-size-asian="10pt" style:font-size-complex="10pt"/>
    </style:style>
    <style:style style:name="T30" style:family="text">
      <style:text-properties fo:font-size="10pt" officeooo:rsid="000ed0a9" style:font-name-asian="Times New Roman" style:font-size-asian="10pt" style:font-size-complex="10pt"/>
    </style:style>
    <style:style style:name="T31" style:family="text">
      <style:text-properties fo:font-size="10pt" officeooo:rsid="0053be12" style:font-name-asian="Times New Roman" style:font-size-asian="10pt" style:font-size-complex="10pt"/>
    </style:style>
    <style:style style:name="T32" style:family="text">
      <style:text-properties fo:font-size="10pt" officeooo:rsid="006206f8" style:font-name-asian="Times New Roman" style:font-size-asian="10pt" style:font-size-complex="10pt"/>
    </style:style>
    <style:style style:name="T33" style:family="text">
      <style:text-properties fo:font-size="10pt" officeooo:rsid="006c1c82" style:font-name-asian="Times New Roman" style:font-size-asian="10pt" style:font-size-complex="10pt"/>
    </style:style>
    <style:style style:name="T34" style:family="text">
      <style:text-properties fo:font-size="10pt" officeooo:rsid="00a01a16" style:font-name-asian="Times New Roman" style:font-size-asian="10pt" style:font-size-complex="10pt"/>
    </style:style>
    <style:style style:name="T35" style:family="text">
      <style:text-properties style:font-size-complex="9pt"/>
    </style:style>
    <style:style style:name="T36" style:family="text">
      <style:text-properties officeooo:rsid="0031c569" style:font-size-complex="9pt"/>
    </style:style>
    <style:style style:name="T37" style:family="text">
      <style:text-properties officeooo:rsid="0031fb6d" style:font-size-complex="9pt"/>
    </style:style>
    <style:style style:name="T38" style:family="text">
      <style:text-properties officeooo:rsid="00324436" style:font-size-complex="9pt"/>
    </style:style>
    <style:style style:name="T39" style:family="text">
      <style:text-properties officeooo:rsid="00339dce" style:font-size-complex="9pt"/>
    </style:style>
    <style:style style:name="T40" style:family="text">
      <style:text-properties officeooo:rsid="00413d89" style:font-size-complex="9pt"/>
    </style:style>
    <style:style style:name="T41" style:family="text">
      <style:text-properties officeooo:rsid="00430196" style:font-size-complex="9pt"/>
    </style:style>
    <style:style style:name="T42" style:family="text">
      <style:text-properties officeooo:rsid="0044dbac" style:font-size-complex="9pt"/>
    </style:style>
    <style:style style:name="T43" style:family="text">
      <style:text-properties officeooo:rsid="0045456c" style:font-size-complex="9pt"/>
    </style:style>
    <style:style style:name="T44" style:family="text">
      <style:text-properties officeooo:rsid="006fe53c" style:font-size-complex="9pt"/>
    </style:style>
    <style:style style:name="T45" style:family="text">
      <style:text-properties style:font-name="宋体" style:font-name-complex="宋体"/>
    </style:style>
    <style:style style:name="T46" style:family="text">
      <style:text-properties style:font-name="宋体" officeooo:rsid="00060a2a" style:font-name-complex="宋体"/>
    </style:style>
    <style:style style:name="T47" style:family="text">
      <style:text-properties style:font-name="宋体" officeooo:rsid="001a584f" style:font-name-complex="宋体"/>
    </style:style>
    <style:style style:name="T48" style:family="text">
      <style:text-properties style:font-name="宋体" officeooo:rsid="001b4a86" style:font-name-complex="宋体"/>
    </style:style>
    <style:style style:name="T49" style:family="text">
      <style:text-properties style:font-name="宋体" officeooo:rsid="002003a5" style:font-name-complex="宋体"/>
    </style:style>
    <style:style style:name="T50" style:family="text">
      <style:text-properties style:font-name="宋体" officeooo:rsid="0079b22c" style:font-name-complex="宋体"/>
    </style:style>
    <style:style style:name="T51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52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53" style:family="text">
      <style:text-properties style:font-name="宋体" fo:letter-spacing="0.011in" fo:language="zh" fo:country="CN" style:font-name-complex="宋体" style:font-size-complex="10.5pt"/>
    </style:style>
    <style:style style:name="T54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55" style:family="text">
      <style:text-properties style:font-name="宋体" fo:letter-spacing="0.011in" style:font-name-complex="宋体" style:font-size-complex="10.5pt"/>
    </style:style>
    <style:style style:name="T56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57" style:family="text">
      <style:text-properties style:font-name="宋体" style:font-name-asian="Times New Roman" style:font-name-complex="宋体"/>
    </style:style>
    <style:style style:name="T58" style:family="text">
      <style:text-properties style:font-name="宋体" officeooo:rsid="00060a2a" style:font-name-asian="Times New Roman" style:font-name-complex="宋体"/>
    </style:style>
    <style:style style:name="T59" style:family="text">
      <style:text-properties officeooo:rsid="00060a2a"/>
    </style:style>
    <style:style style:name="T60" style:family="text">
      <style:text-properties officeooo:rsid="00074968"/>
    </style:style>
    <style:style style:name="T61" style:family="text">
      <style:text-properties officeooo:rsid="000943a0"/>
    </style:style>
    <style:style style:name="T62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63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64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65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6" style:family="text">
      <style:text-properties fo:color="#000000" style:font-name="Times New Roman" fo:font-size="10pt" fo:language="en" fo:country="US" fo:font-weight="normal" officeooo:rsid="00a41466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7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8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69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70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71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72" style:family="text">
      <style:text-properties fo:color="#000000" style:font-name="Times New Roman" fo:language="en" fo:country="US" officeooo:rsid="009c2b81" style:font-name-asian="宋体" style:language-asian="zh" style:country-asian="CN" style:font-name-complex="Times New Roman" style:language-complex="ar" style:country-complex="SA"/>
    </style:style>
    <style:style style:name="T73" style:family="text">
      <style:text-properties fo:color="#000000" style:font-name="Times New Roman" fo:language="en" fo:country="US" fo:font-weight="normal" officeooo:rsid="00105258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4" style:family="text">
      <style:text-properties fo:color="#000000" style:font-name="Times New Roman" fo:language="en" fo:country="US" fo:font-weight="normal" officeooo:rsid="0019cef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5" style:family="text">
      <style:text-properties fo:color="#000000" style:font-name="Times New Roman" fo:language="en" fo:country="US" fo:font-weight="normal" officeooo:rsid="00a3248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6" style:family="text">
      <style:text-properties fo:color="#000000" style:font-name="Times New Roman" fo:language="en" fo:country="US" fo:font-weight="normal" officeooo:rsid="00a41466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7" style:family="text">
      <style:text-properties officeooo:rsid="000afa76"/>
    </style:style>
    <style:style style:name="T78" style:family="text">
      <style:text-properties style:font-name="Times New Roman" style:font-name-asian="Times New Roman" style:font-name-complex="Times New Roman"/>
    </style:style>
    <style:style style:name="T79" style:family="text">
      <style:text-properties style:font-name="Times New Roman" officeooo:rsid="009d3e18" style:font-name-asian="Times New Roman" style:font-name-complex="Times New Roman"/>
    </style:style>
    <style:style style:name="T80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81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82" style:family="text">
      <style:text-properties officeooo:rsid="0019cefe"/>
    </style:style>
    <style:style style:name="T83" style:family="text">
      <style:text-properties officeooo:rsid="0038e61d"/>
    </style:style>
    <style:style style:name="T84" style:family="text">
      <style:text-properties officeooo:rsid="003e0189"/>
    </style:style>
    <style:style style:name="T85" style:family="text">
      <style:text-properties officeooo:rsid="00459afc"/>
    </style:style>
    <style:style style:name="T86" style:family="text">
      <style:text-properties officeooo:rsid="005c88f5"/>
    </style:style>
    <style:style style:name="T87" style:family="text">
      <style:text-properties officeooo:rsid="005d6190"/>
    </style:style>
    <style:style style:name="T88" style:family="text">
      <style:text-properties officeooo:rsid="006d956e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9" style:family="text">
      <style:text-properties fo:font-weight="normal" officeooo:rsid="00105258" style:font-name-asian="Times New Roman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姓名：<text:tab/><text:tab/>葛昊元<text:tab/><text:tab/><text:tab/><text:tab/><text:tab/><text:tab/><text:span text:style-name="T3"> <text:s text:c="9"/></text:span></text:p>
      <text:p text:style-name="P20">联系电话：<text:tab/><text:span text:style-name="T9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0"><text:bookmark-start text:name="__DdeLink__2360_15482376"/><text:span text:style-name="Internet_20_link"><text:span text:style-name="T10">Github</text:span></text:span><text:bookmark-end text:name="__DdeLink__2360_15482376"/><text:span text:style-name="Internet_20_link"><text:span text:style-name="T10">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12">https://github.com/harryge00</text:span></text:span></text:a><text:span text:style-name="Internet_20_link"><text:span text:style-name="T12"><text:tab/><text:tab/></text:span></text:span><text:span text:style-name="Internet_20_link"><text:span text:style-name="T11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3">http://stackoverflow.com/users/5682933/pao</text:span></text:span></text:a></text:p>
      <text:p text:style-name="P23"><text:span text:style-name="T14">工作经历</text:span><text:span text:style-name="T15"> <text:s text:c="132"/></text:span></text:p>
      <text:p text:style-name="Default"><text:span text:style-name="T24">才云科技有限公司<text:tab/><text:tab/><text:tab/></text:span><text:span text:style-name="T25">云平台软件工程师<text:tab/><text:tab/><text:tab/><text:tab/><text:tab/><text:tab/><text:tab/><text:tab/><text:tab/><text:tab/><text:tab/><text:tab/>2016.3 - 至今</text:span></text:p>
      <text:p text:style-name="Default"><text:span text:style-name="T24">Oracle中国研发中心</text:span><text:span text:style-name="T25"><text:tab/><text:tab/></text:span><text:span text:style-name="T27">T</text:span><text:span text:style-name="T25">uxedo team </text:span><text:span text:style-name="T26">JAVA</text:span><text:span text:style-name="T25">实习</text:span><text:span text:style-name="T26">工程师</text:span><text:span text:style-name="T25"><text:tab/><text:tab/><text:tab/><text:tab/><text:tab/><text:tab/><text:tab/><text:tab/><text:tab/>2015.10 - 2016.3</text:span></text:p>
      <text:p text:style-name="P23"><text:span text:style-name="T14">教育背景</text:span><text:span text:style-name="T15"> <text:s text:c="132"/></text:span></text:p>
      <text:p text:style-name="Standard"><text:span text:style-name="T52">以色列理工</text:span><text:span text:style-name="T51">学院</text:span><text:span text:style-name="T52"><text:tab/><text:tab/></text:span><text:span text:style-name="T55"><text:tab/><text:tab/><text:tab/></text:span><text:span text:style-name="T53">电子工程学院<text:tab/><text:tab/></text:span><text:span text:style-name="T67">quit<text:tab/><text:tab/><text:tab/><text:tab/><text:tab/><text:tab/><text:tab/><text:tab/>2014.10 - 2015.9</text:span></text:p>
      <text:p text:style-name="Standard"><text:span text:style-name="T52">电子科技大学 <text:tab/><text:tab/></text:span><text:span text:style-name="T55"><text:tab/><text:tab/><text:tab/></text:span><text:span text:style-name="T53">英才实验学院 <text:tab/><text:tab/>学士<text:tab/><text:tab/><text:tab/><text:tab/><text:tab/><text:tab/><text:tab/></text:span><text:span text:style-name="T67">2010.9 - 2014.7 </text:span></text:p>
      <text:p text:style-name="Standard"><text:span text:style-name="T53">保研综合排名：4/91<text:tab/>获得新加坡国立大学，美国前</text:span><text:span text:style-name="T54">50大学</text:span><text:span text:style-name="T53">等多所高校全额奖学金</text:span><text:span text:style-name="T55">及北京大学保研资格</text:span></text:p>
      <text:p text:style-name="P17"><text:span text:style-name="T14">项目经验</text:span><text:span text:style-name="T56"> <text:s text:c="132"/></text:span></text:p>
      <text:p text:style-name="P38"><text:span text:style-name="T58">容器</text:span><text:span text:style-name="T57">化</text:span><text:span text:style-name="T58">日志收集方案</text:span></text:p>
      <text:p text:style-name="P40"><text:span text:style-name="T30">搭建</text:span><text:span text:style-name="T29">E</text:span><text:span text:style-name="T30">lasticsearch + Fluentd 容器集群来收集日志</text:span><text:span text:style-name="T34">，用ruby编写了解析多种日志及异常的日志插件。</text:span><text:span text:style-name="T30">压测、调优了fluentd</text:span><text:span text:style-name="T31">。</text:span></text:p>
      <text:p text:style-name="P39"><text:span text:style-name="T75">用Node.JS</text:span><text:span text:style-name="T99">实现了容器内日志文件的收集和聚合搜索</text:span><text:span text:style-name="T8">。</text:span><text:span text:style-name="T73">向上游提交了代码</text:span><text:span text:style-name="T74">[</text:span><text:a xlink:type="simple" xlink:href="https://github.com/kubernetes/contrib/pull/1565" text:style-name="Internet_20_link" text:visited-style-name="Visited_20_Internet_20_Link">1</text:a><text:span text:style-name="T74">][</text:span><text:a xlink:type="simple" xlink:href="https://github.com/kubernetes/contrib/pull/1567" text:style-name="Internet_20_link" text:visited-style-name="Visited_20_Internet_20_Link">2</text:a><text:span text:style-name="T74">]</text:span><text:span text:style-name="T73">。</text:span></text:p>
      <text:p text:style-name="P5"><text:span text:style-name="T46">基于Glusterfs的云存储方案<text:tab/><text:tab/><text:tab/><text:tab/><text:tab/><text:tab/><text:tab/><text:tab/><text:tab/><text:tab/><text:tab/><text:tab/><text:tab/><text:tab/><text:tab/></text:span><text:span text:style-name="T68">201</text:span><text:span text:style-name="T71">7.1</text:span><text:span text:style-name="T68"> – </text:span><text:span text:style-name="T72">2017.4</text:span></text:p>
      <text:p text:style-name="P29"><text:span text:style-name="T80">部署运维</text:span><text:span text:style-name="T81">Glusterfs</text:span><text:span text:style-name="T80">集群，提供高可用的分布式存储供</text:span><text:span text:style-name="T81">kubernetes</text:span><text:span text:style-name="T80">云平台使用。对接Heketi实现了存储的动态预分配。</text:span></text:p>
      <text:p text:style-name="P4"><text:span text:style-name="T46">基于</text:span><text:span text:style-name="T50">Prometheus</text:span><text:span text:style-name="T46">的容器化</text:span><text:span text:style-name="T50">监控系统<text:tab/><text:tab/><text:tab/><text:tab/><text:tab/><text:tab/><text:tab/><text:tab/><text:tab/><text:tab/><text:tab/><text:tab/><text:tab/></text:span><text:span text:style-name="T68">2016.</text:span><text:span text:style-name="T69">9</text:span><text:span text:style-name="T68"> – </text:span><text:span text:style-name="T70">2016.12</text:span></text:p>
      <text:p text:style-name="P19"><text:bookmark text:name="docs-internal-guid-cca940d8-20b0-232c-1aae-ddf38d297a00"/><text:span text:style-name="T96">通过</text:span><text:span text:style-name="T94">Prometheus</text:span><text:span text:style-name="T97">从</text:span><text:span text:style-name="T90">kubernetes</text:span><text:span text:style-name="T97">集群</text:span><text:span text:style-name="T96">采集监控数据</text:span><text:span text:style-name="T97">，</text:span><text:span text:style-name="T98">并存储在容器化的</text:span><text:span text:style-name="T94">opentsdb </text:span><text:span text:style-name="T95">+ hbase中</text:span><text:span text:style-name="T94">。</text:span><text:span text:style-name="T95">与老版监控系统做了兼容及监控数据的聚合搜索。</text:span><text:span text:style-name="T89">在搭建hbase容器集群时，</text:span><text:span text:style-name="T90">解决</text:span><text:span text:style-name="T89">了kube-dns无法反解pod ip的问题，</text:span><text:span text:style-name="T91">向上游提交了代码</text:span><text:span text:style-name="T93">[</text:span><text:a xlink:type="simple" xlink:href="https://github.com/kubernetes/kubernetes/pull/34700" text:style-name="Internet_20_link" text:visited-style-name="Visited_20_Internet_20_Link">1</text:a><text:span text:style-name="T93">]</text:span><text:span text:style-name="T92">。</text:span></text:p>
      <text:p text:style-name="P2"><text:span text:style-name="T46">基于kubernetes的PAAS</text:span>云平台<text:tab/><text:tab/><text:tab/><text:tab/><text:tab/><text:tab/><text:tab/><text:tab/><text:tab/><text:tab/><text:tab/><text:tab/><text:tab/><text:tab/><text:span text:style-name="T59">2016.6 – 2016.8</text:span></text:p>
      <text:p text:style-name="P9">go开发后端集群管理组件，重构了集群管理的逻辑<text:span text:style-name="T61">，解耦组件，从而实现了后端组件的热升级</text:span>。</text:p>
      <text:p text:style-name="P9">通过状态机及数据库原子操作避免多并发情况下的race-condition<text:span text:style-name="T85">。</text:span></text:p>
      <text:p text:style-name="P6"><text:span text:style-name="T62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8">利用kubernetes的Auth<text:span text:style-name="T77">N/Z plugin实现了多租户环境下的认证和权</text:span>限管理。</text:p>
      <text:p text:style-name="P8">在namespace层上对用户隔离<text:span text:style-name="T87">，通过api-server过滤用户请求。</text:span></text:p>
      <text:p text:style-name="P7">并利用N<text:span text:style-name="T60">ode.js + MongoDB + redis + Angular.js 开发auth ser</text:span>ver<text:span text:style-name="T86">，负责用户登陆、密码找回、分组管理等功能。</text:span></text:p>
      <text:p text:style-name="P12">容器化解决方案<text:tab/><text:tab/><text:tab/><text:tab/><text:tab/><text:tab/><text:tab/><text:tab/><text:tab/><text:tab/><text:tab/><text:tab/><text:tab/><text:tab/><text:tab/><text:tab/><text:tab/><text:tab/><text:span text:style-name="T78">2016.</text:span><text:span text:style-name="T79">3</text:span><text:span text:style-name="T78"> - 2016.</text:span><text:span text:style-name="T79">6</text:span><text:tab/></text:p>
      <text:p text:style-name="P13"><text:span text:style-name="T29">实现了</text:span><text:a xlink:type="simple" xlink:href="https://github.com/harryge00/kubernetes-mongodb-cluster" text:style-name="Internet_20_link" text:visited-style-name="Visited_20_Internet_20_Link"><text:span text:style-name="T29">mongoDB</text:span></text:a><text:span text:style-name="T29">、redis</text:span><text:span text:style-name="T30">、zookeeper</text:span><text:span text:style-name="T32">、kafka</text:span><text:span text:style-name="T33">、hadoop</text:span><text:span text:style-name="T32">容器</text:span><text:span text:style-name="T30">集群的一键部署方案。 </text:span></text:p>
      <text:p text:style-name="P15"><text:span text:style-name="T65"/></text:p>
      <text:p text:style-name="P14"><text:span text:style-name="T63">业余自学项目</text:span><text:span text:style-name="T64">：</text:span></text:p>
      <text:p text:style-name="Default"><text:span text:style-name="T24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24">https://github.com/harryge00/OS-lab</text:span></text:a><text:span text:style-name="T24"> <text:tab/><text:tab/><text:tab/><text:tab/><text:tab/><text:tab/></text:span></text:p>
      <text:p text:style-name="P10">用C完成了栈回溯，内存分页管理，<text:span text:style-name="T82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84">https://github.com/harryge00/Distributed-System-labs</text:span></text:a><text:tab/><text:tab/></text:p>
      <text:p text:style-name="P11"><text:span text:style-name="T45">用Go实现分布式一致性算法Raft</text:span><text:span text:style-name="T47">，用状态机</text:span><text:span text:style-name="T49">实现</text:span><text:span text:style-name="T47">leader选举</text:span><text:span text:style-name="T48">，日志复制。</text:span></text:p>
      <text:p text:style-name="P18">Hadoop数据挖掘<text:tab/><text:tab/><text:tab/><text:tab/><text:tab/><text:tab/><text:tab/><text:tab/><text:tab/><text:tab/><text:tab/><text:tab/><text:tab/><text:tab/><text:tab/><text:tab/><text:tab/><text:tab/><text:span text:style-name="T83">2015.8</text:span></text:p>
      <text:p text:style-name="P21"><text:span text:style-name="T16">利用Hadoop Map-Reduce分析</text:span><text:span text:style-name="T28"> </text:span><text:span text:style-name="T16">5万用户的共同好友, 实现最小堆并推荐可能好友</text:span><text:span text:style-name="T17">。</text:span></text:p>
      <text:p text:style-name="P30">Go采用master-worker架构实现Map-Reduce，master通过rpc通信分配job给worker，并能在worker失效时继续工作。</text:p>
      <text:p text:style-name="P31"/>
      <text:p text:style-name="P34"/>
      <text:p text:style-name="P34"/>
      <text:p text:style-name="P34">Monitoring system</text:p>
      <text:p text:style-name="P35">Used Prometheus to monitor metrics of kubernetes clusters. Dockerized Opentsdb+Hbase as the database cluster for Prometheus. Wrote back-end in Golang for retrieving data.</text:p>
      <text:p text:style-name="P34"/>
      <text:p text:style-name="P32">Logging System</text:p>
      <text:p text:style-name="P33"><text:soft-page-break/>Built a logging system with <text:span text:style-name="T5">E</text:span><text:span text:style-name="T6">lasticsearch + Fluentd. </text:span><text:span text:style-name="T7">Wrote the searching front-end like Kibana using javascript. I also developped <text:s/>a Fluentd plugin in Ruby to parse different types of logs into a uniform format.</text:span></text:p>
      <text:p text:style-name="P22"><text:span text:style-name="T18"/></text:p>
      <text:p text:style-name="P22"><text:span text:style-name="T18">I developed the </text:span><text:span text:style-name="T19">a</text:span><text:span text:style-name="T18">uth</text:span><text:span text:style-name="T19">entication</text:span><text:span text:style-name="T18"> system, </text:span><text:span text:style-name="T21">which was responsible for login/registration/user management</text:span><text:span text:style-name="T18">, </text:span><text:span text:style-name="T19">in MEAN (MongoDB/</text:span><text:span text:style-name="T22">E</text:span><text:span text:style-name="T19">xpress.js/AngularJS/Node.</text:span><text:span text:style-name="T23">js</text:span><text:span text:style-name="T19">) stack. Kubernetes plugin </text:span><text:span text:style-name="T20">(Attribute-Based Access Control)</text:span><text:span text:style-name="T19"> </text:span><text:span text:style-name="T20">was</text:span><text:span text:style-name="T19"> used </text:span><text:span text:style-name="T20">to authorize multiple </text:span><text:span text:style-name="T21">tenants</text:span><text:span text:style-name="T20"> who were using the same </text:span><text:span text:style-name="T19">Kubernetes </text:span><text:span text:style-name="T20">cluster. </text:span></text:p>
      <text:p text:style-name="P24"><text:span text:style-name="T14">专业技能</text:span><text:span text:style-name="T15"> <text:s text:c="132"/></text:span></text:p>
      <text:p text:style-name="P16"><text:span text:style-name="T35">编程语言: <text:s text:c="2"/>熟悉</text:span><text:span text:style-name="T38">G</text:span><text:span text:style-name="T35">o</text:span><text:span text:style-name="T40">&gt;</text:span><text:span text:style-name="T39">J</text:span><text:span text:style-name="T35">avascript</text:span><text:span text:style-name="T40">&gt;</text:span><text:span text:style-name="T35">C</text:span><text:span text:style-name="T41">&gt;</text:span><text:span text:style-name="T36">J</text:span><text:span text:style-name="T35">ava</text:span><text:span text:style-name="T42">&gt;</text:span><text:span text:style-name="T35">shell</text:span><text:span text:style-name="T43">&gt;</text:span><text:span text:style-name="T37">C</text:span><text:span text:style-name="T35">++</text:span><text:span text:style-name="T44">&gt;Python</text:span></text:p>
      <text:p text:style-name="P16"><text:span text:style-name="T35">前端： <text:s text:c="8"/>熟悉</text:span><text:span text:style-name="T4"> </text:span><text:span text:style-name="T35">AngularJS/ReactJS/bootstrap/jQuery/ajax</text:span></text:p>
      <text:p text:style-name="P26">数据库: <text:s text:c="6"/>熟悉MongoDB/Redis/MySQL/HBase</text:p>
      <text:p text:style-name="P25"><text:span text:style-name="T14">自我评价</text:span><text:span text:style-name="T15"> <text:s text:c="132"/></text:span></text:p>
      <text:p text:style-name="P27">拥有独立开发能力，热衷思考算法问题。熟悉kubernetes源码。曾给kubernetes, <text:span text:style-name="T88">vmware/</text:span>habor, <text:span text:style-name="T88">godep</text:span>等项目递交过patch。</text:p>
      <text:p text:style-name="P28">托福101，口语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arial" svg:font-family="arial, sans-serif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6-05T01:20:08.167178954</dc:date>
    <meta:editing-cycles>163</meta:editing-cycles>
    <meta:editing-duration>P19DT4H25M43S</meta:editing-duration>
    <meta:generator>LibreOffice/5.1.6.2$Linux_X86_64 LibreOffice_project/10m0$Build-2</meta:generator>
    <meta:document-statistic meta:table-count="0" meta:image-count="0" meta:object-count="0" meta:page-count="2" meta:paragraph-count="47" meta:word-count="920" meta:character-count="3242" meta:non-whitespace-character-count="2223"/>
    <meta:user-defined meta:name="KSOProductBuildVer">1033-9.1.0.4327</meta:user-defined>
  </office:meta>
</office:document-meta>
</file>